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</style:style>
    <style:style style:name="T535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09008072BR</text:p>
        </text:list-item>
        <text:list-item>
          <text:p text:style-name="P305">AA174897778BR</text:p>
        </text:list-item>
        <text:list-item>
          <text:p text:style-name="P306">AA174565651BR</text:p>
        </text:list-item>
        <text:list-item>
          <text:p text:style-name="P307">AA174899632BR</text:p>
        </text:list-item>
        <text:list-item>
          <text:p text:style-name="P308">AK209835396BR</text:p>
        </text:list-item>
        <text:list-item>
          <text:p text:style-name="P309">AK210153806BR</text:p>
        </text:list-item>
        <text:list-item>
          <text:p text:style-name="P310">AK209803169BR</text:p>
        </text:list-item>
        <text:list-item>
          <text:p text:style-name="P311">AA174854812BR</text:p>
        </text:list-item>
        <text:list-item>
          <text:p text:style-name="P312">AK211233307BR</text:p>
        </text:list-item>
        <text:list-item>
          <text:p text:style-name="P313">AA175191417BR</text:p>
        </text:list-item>
        <text:list-item>
          <text:p text:style-name="P314">AA174980206BR</text:p>
        </text:list-item>
        <text:list-item>
          <text:p text:style-name="P315">AK210174355BR</text:p>
        </text:list-item>
        <text:list-item>
          <text:p text:style-name="P316">AK210130544BR</text:p>
        </text:list-item>
        <text:list-item>
          <text:p text:style-name="P317">AK208526288BR</text:p>
        </text:list-item>
        <text:list-item>
          <text:p text:style-name="P318">AK209528360BR</text:p>
        </text:list-item>
        <text:list-item>
          <text:p text:style-name="P319">AK208957380BR</text:p>
        </text:list-item>
        <text:list-item>
          <text:p text:style-name="P320">AK209252639BR</text:p>
        </text:list-item>
        <text:list-item>
          <text:p text:style-name="P321">AK209560453BR</text:p>
        </text:list-item>
        <text:list-item>
          <text:p text:style-name="P322">AK209559747BR</text:p>
        </text:list-item>
        <text:list-item>
          <text:p text:style-name="P323">AK209645542BR</text:p>
        </text:list-item>
        <text:list-item>
          <text:p text:style-name="P324">AK210136079BR</text:p>
        </text:list-item>
        <text:list-item>
          <text:p text:style-name="P325">AA174506582BR</text:p>
        </text:list-item>
        <text:list-item>
          <text:p text:style-name="P326">AA174244056BR</text:p>
        </text:list-item>
        <text:list-item>
          <text:p text:style-name="P327">AK209095672BR</text:p>
        </text:list-item>
        <text:list-item>
          <text:p text:style-name="P328">AA174711853BR</text:p>
        </text:list-item>
        <text:list-item>
          <text:p text:style-name="P329">AK209173825BR</text:p>
        </text:list-item>
        <text:list-item>
          <text:p text:style-name="P330">AA175233678BR</text:p>
        </text:list-item>
        <text:list-item>
          <text:p text:style-name="P331">AA174771225BR</text:p>
        </text:list-item>
        <text:list-item>
          <text:p text:style-name="P332">AK210052643BR</text:p>
        </text:list-item>
        <text:list-item>
          <text:p text:style-name="P333">AA174100896BR</text:p>
        </text:list-item>
        <text:list-item>
          <text:p text:style-name="P334">AK208811858BR</text:p>
        </text:list-item>
        <text:list-item>
          <text:p text:style-name="P335">AA174473442BR</text:p>
        </text:list-item>
        <text:list-item>
          <text:p text:style-name="P336">AK208695202BR</text:p>
        </text:list-item>
        <text:list-item>
          <text:p text:style-name="P337">AA175407731BR</text:p>
        </text:list-item>
        <text:list-item>
          <text:p text:style-name="P338">AK210269755BR</text:p>
        </text:list-item>
        <text:list-item>
          <text:p text:style-name="P339">AK208788690BR</text:p>
        </text:list-item>
        <text:list-item>
          <text:p text:style-name="P340">AK208457959BR</text:p>
        </text:list-item>
        <text:list-item>
          <text:p text:style-name="P341">AK208730403BR</text:p>
        </text:list-item>
        <text:list-item>
          <text:p text:style-name="P342">AA174179613BR</text:p>
        </text:list-item>
        <text:list-item>
          <text:p text:style-name="P343">AA174988377BR</text:p>
        </text:list-item>
        <text:list-item>
          <text:p text:style-name="P344">AK209748635BR</text:p>
        </text:list-item>
        <text:list-item>
          <text:p text:style-name="P345">AK210021076BR</text:p>
        </text:list-item>
        <text:list-item>
          <text:p text:style-name="P346">AK209835657BR</text:p>
        </text:list-item>
        <text:list-item>
          <text:p text:style-name="P347">AA175069225BR</text:p>
        </text:list-item>
        <text:list-item>
          <text:p text:style-name="P348">AK209282803BR</text:p>
        </text:list-item>
        <text:list-item>
          <text:p text:style-name="P349">AK209150728BR</text:p>
        </text:list-item>
        <text:list-item>
          <text:p text:style-name="P350">AA175103973BR</text:p>
        </text:list-item>
        <text:list-item>
          <text:p text:style-name="P351">AK210153117BR</text:p>
        </text:list-item>
        <text:list-item>
          <text:p text:style-name="P352">AK210143786BR</text:p>
        </text:list-item>
        <text:list-item>
          <text:p text:style-name="P353">AA174229221BR</text:p>
        </text:list-item>
        <text:list-item>
          <text:p text:style-name="P354">AA174815235BR</text:p>
        </text:list-item>
        <text:list-item>
          <text:p text:style-name="P355">AA174714673BR</text:p>
        </text:list-item>
        <text:list-item>
          <text:p text:style-name="P356">AK209275674BR</text:p>
        </text:list-item>
        <text:list-item>
          <text:p text:style-name="P357">AK209246823BR</text:p>
        </text:list-item>
        <text:list-item>
          <text:p text:style-name="P358">QR454211471BR</text:p>
        </text:list-item>
        <text:list-item>
          <text:p text:style-name="P359">AK208190907BR</text:p>
        </text:list-item>
        <text:list-item>
          <text:p text:style-name="P360">AK208365943BR</text:p>
        </text:list-item>
        <text:list-item>
          <text:p text:style-name="P361">AA173663388BR</text:p>
        </text:list-item>
        <text:list-item>
          <text:p text:style-name="P362">AK207902610BR</text:p>
        </text:list-item>
        <text:list-item>
          <text:p text:style-name="P363">AA173092822BR</text:p>
        </text:list-item>
        <text:list-item>
          <text:p text:style-name="P364">AK207621340BR</text:p>
        </text:list-item>
        <text:list-item>
          <text:p text:style-name="P365">AA173626558BR</text:p>
        </text:list-item>
        <text:list-item>
          <text:p text:style-name="P366">AK210257015BR</text:p>
        </text:list-item>
        <text:list-item>
          <text:p text:style-name="P367">AA176455234BR</text:p>
        </text:list-item>
        <text:list-item>
          <text:p text:style-name="P368">AK209451113BR</text:p>
        </text:list-item>
        <text:list-item>
          <text:p text:style-name="P369">AA176086684BR</text:p>
        </text:list-item>
        <text:list-item>
          <text:p text:style-name="P370">QR454212273BR</text:p>
        </text:list-item>
        <text:list-item>
          <text:p text:style-name="P371">AK210185786BR</text:p>
        </text:list-item>
        <text:list-item>
          <text:p text:style-name="P372">AK209016502BR</text:p>
        </text:list-item>
        <text:list-item>
          <text:p text:style-name="P373">AK209295957BR</text:p>
        </text:list-item>
        <text:list-item>
          <text:p text:style-name="P374">AK208692736BR</text:p>
        </text:list-item>
        <text:list-item>
          <text:p text:style-name="P375">AK208811861BR</text:p>
        </text:list-item>
        <text:list-item>
          <text:p text:style-name="P376">AK208601094BR</text:p>
        </text:list-item>
        <text:list-item>
          <text:p text:style-name="P377">AK208607358BR</text:p>
        </text:list-item>
        <text:list-item>
          <text:p text:style-name="P378">AK208705491BR</text:p>
        </text:list-item>
        <text:list-item>
          <text:p text:style-name="P379">AK209997615BR</text:p>
        </text:list-item>
        <text:list-item>
          <text:p text:style-name="P380">AK209956584BR</text:p>
        </text:list-item>
        <text:list-item>
          <text:p text:style-name="P381">AK208526141BR</text:p>
        </text:list-item>
        <text:list-item>
          <text:p text:style-name="P382">AA174099075BR</text:p>
        </text:list-item>
        <text:list-item>
          <text:p text:style-name="P383">AK208619719BR</text:p>
        </text:list-item>
        <text:list-item>
          <text:p text:style-name="P384">AA173914965BR</text:p>
        </text:list-item>
        <text:list-item>
          <text:p text:style-name="P385">AK209871190BR</text:p>
        </text:list-item>
        <text:list-item>
          <text:p text:style-name="P386">AK210035543BR</text:p>
        </text:list-item>
        <text:list-item>
          <text:p text:style-name="P387">AK208619268BR</text:p>
        </text:list-item>
        <text:list-item>
          <text:p text:style-name="P388">AA173832890BR</text:p>
        </text:list-item>
        <text:list-item>
          <text:p text:style-name="P389">AK209935385BR</text:p>
        </text:list-item>
        <text:list-item>
          <text:p text:style-name="P390">AK210066642BR</text:p>
        </text:list-item>
        <text:list-item>
          <text:p text:style-name="P391">AA174912427BR</text:p>
        </text:list-item>
        <text:list-item>
          <text:p text:style-name="P392">AK209913005BR</text:p>
        </text:list-item>
        <text:list-item>
          <text:p text:style-name="P393">AA176029568BR</text:p>
        </text:list-item>
        <text:list-item>
          <text:p text:style-name="P394">AK208503450BR</text:p>
        </text:list-item>
        <text:list-item>
          <text:p text:style-name="P395">AA174810666BR</text:p>
        </text:list-item>
        <text:list-item>
          <text:p text:style-name="P396">AK211967435BR</text:p>
        </text:list-item>
        <text:list-item>
          <text:p text:style-name="P397">AK211748846BR</text:p>
        </text:list-item>
        <text:list-item>
          <text:p text:style-name="P398">AA175736896BR</text:p>
        </text:list-item>
        <text:list-item>
          <text:p text:style-name="P399">AK209397752BR</text:p>
        </text:list-item>
        <text:list-item>
          <text:p text:style-name="P400">AK209170550BR</text:p>
        </text:list-item>
        <text:list-item>
          <text:p text:style-name="P401">AK211334107BR</text:p>
        </text:list-item>
        <text:list-item>
          <text:p text:style-name="P402">AA174314392BR</text:p>
        </text:list-item>
        <text:list-item>
          <text:p text:style-name="P403">AA174499467BR</text:p>
        </text:list-item>
        <text:list-item>
          <text:p text:style-name="P404">AK209877161BR</text:p>
        </text:list-item>
        <text:list-item>
          <text:p text:style-name="P405">AK211447280BR</text:p>
        </text:list-item>
        <text:list-item>
          <text:p text:style-name="P406">AK211540174BR</text:p>
        </text:list-item>
        <text:list-item>
          <text:p text:style-name="P407">AK212413778BR</text:p>
        </text:list-item>
        <text:list-item>
          <text:p text:style-name="P408">AK210446875BR</text:p>
        </text:list-item>
        <text:list-item>
          <text:p text:style-name="P409">AK212312607BR</text:p>
        </text:list-item>
        <text:list-item>
          <text:p text:style-name="P410">AA176456645BR</text:p>
        </text:list-item>
        <text:list-item>
          <text:p text:style-name="P411">AK211842872BR</text:p>
        </text:list-item>
        <text:list-item>
          <text:p text:style-name="P412">AK211449127BR</text:p>
        </text:list-item>
        <text:list-item>
          <text:p text:style-name="P413">AA176456858BR</text:p>
        </text:list-item>
        <text:list-item>
          <text:p text:style-name="P414">AA173854277BR</text:p>
        </text:list-item>
        <text:list-item>
          <text:p text:style-name="P415">AA173880229BR</text:p>
        </text:list-item>
        <text:list-item>
          <text:p text:style-name="P416">AK208601032BR</text:p>
        </text:list-item>
        <text:list-item>
          <text:p text:style-name="P417">AA173871346BR</text:p>
        </text:list-item>
        <text:list-item>
          <text:p text:style-name="P418">AA174586271BR</text:p>
        </text:list-item>
        <text:list-item>
          <text:p text:style-name="P419">AA175568172BR</text:p>
        </text:list-item>
        <text:list-item>
          <text:p text:style-name="P420">AA176025994BR</text:p>
        </text:list-item>
        <text:list-item>
          <text:p text:style-name="P421">AA174879195BR</text:p>
        </text:list-item>
        <text:list-item>
          <text:p text:style-name="P422">AA176438465BR</text:p>
        </text:list-item>
        <text:list-item>
          <text:p text:style-name="P423">AA175748948BR</text:p>
        </text:list-item>
        <text:list-item>
          <text:p text:style-name="P424">AK211642947BR</text:p>
        </text:list-item>
        <text:list-item>
          <text:p text:style-name="P425">AA175956279BR</text:p>
        </text:list-item>
        <text:list-item>
          <text:p text:style-name="P426">AA176223080BR</text:p>
        </text:list-item>
        <text:list-item>
          <text:p text:style-name="P427">AK212173499BR</text:p>
        </text:list-item>
        <text:list-item>
          <text:p text:style-name="P428">AK208559754BR</text:p>
        </text:list-item>
        <text:list-item>
          <text:p text:style-name="P429">AK212000737BR</text:p>
        </text:list-item>
        <text:list-item>
          <text:p text:style-name="P430">AA175970749BR</text:p>
        </text:list-item>
        <text:list-item>
          <text:p text:style-name="P431">AK208724938BR</text:p>
        </text:list-item>
        <text:list-item>
          <text:p text:style-name="P432">AA174407240BR</text:p>
        </text:list-item>
        <text:list-item>
          <text:p text:style-name="P433">AA176435549BR</text:p>
        </text:list-item>
        <text:list-item>
          <text:p text:style-name="P434">AA176253872BR</text:p>
        </text:list-item>
        <text:list-item>
          <text:p text:style-name="P435">AK211291415BR</text:p>
        </text:list-item>
        <text:list-item>
          <text:p text:style-name="P436">AK210487954BR</text:p>
        </text:list-item>
        <text:list-item>
          <text:p text:style-name="P437">AK210355763BR</text:p>
        </text:list-item>
        <text:list-item>
          <text:p text:style-name="P438">AK209836357BR</text:p>
        </text:list-item>
        <text:list-item>
          <text:p text:style-name="P439">AK208833310BR</text:p>
        </text:list-item>
        <text:list-item>
          <text:p text:style-name="P440">AA173830103BR</text:p>
        </text:list-item>
        <text:list-item>
          <text:p text:style-name="P441">AK208822515BR</text:p>
        </text:list-item>
        <text:list-item>
          <text:p text:style-name="P442">SY422787024BR</text:p>
        </text:list-item>
        <text:list-item>
          <text:p text:style-name="P443">QR454212287BR</text:p>
        </text:list-item>
        <text:list-item>
          <text:p text:style-name="P444">AK212085896BR</text:p>
        </text:list-item>
        <text:list-item>
          <text:p text:style-name="P445">AK210430464BR</text:p>
        </text:list-item>
        <text:list-item>
          <text:p text:style-name="P446">AK209345715BR</text:p>
        </text:list-item>
        <text:list-item>
          <text:p text:style-name="P447">AK208970324BR</text:p>
        </text:list-item>
        <text:list-item>
          <text:p text:style-name="P448">AK210338164BR</text:p>
        </text:list-item>
        <text:list-item>
          <text:p text:style-name="P449">AA174940459BR</text:p>
        </text:list-item>
        <text:list-item>
          <text:p text:style-name="P450">AK209887711BR</text:p>
        </text:list-item>
        <text:list-item>
          <text:p text:style-name="P451">AK209222861BR</text:p>
        </text:list-item>
        <text:list-item>
          <text:p text:style-name="P452">AA174690230BR</text:p>
        </text:list-item>
        <text:list-item>
          <text:p text:style-name="P453">AK210225485BR</text:p>
        </text:list-item>
        <text:list-item>
          <text:p text:style-name="P454">AK209852213BR</text:p>
        </text:list-item>
        <text:list-item>
          <text:p text:style-name="P455">AA174820561BR</text:p>
        </text:list-item>
        <text:list-item>
          <text:p text:style-name="P456">QR454211701BR</text:p>
        </text:list-item>
        <text:list-item>
          <text:p text:style-name="P457">QR454211715BR</text:p>
        </text:list-item>
        <text:list-item>
          <text:p text:style-name="P458">QR454211729BR</text:p>
        </text:list-item>
        <text:list-item>
          <text:p text:style-name="P459">QR454211525BR</text:p>
        </text:list-item>
        <text:list-item>
          <text:p text:style-name="P460">AK210107554BR</text:p>
        </text:list-item>
        <text:list-item>
          <text:p text:style-name="P461">AK210085111BR</text:p>
        </text:list-item>
        <text:list-item>
          <text:p text:style-name="P462">AK209292023BR</text:p>
        </text:list-item>
        <text:list-item>
          <text:p text:style-name="P463">QR454211499BR</text:p>
        </text:list-item>
        <text:list-item>
          <text:p text:style-name="P464">AA174779776BR</text:p>
        </text:list-item>
        <text:list-item>
          <text:p text:style-name="P465">AA176125215BR</text:p>
        </text:list-item>
        <text:list-item>
          <text:p text:style-name="P466">AA176445603BR</text:p>
        </text:list-item>
        <text:list-item>
          <text:p text:style-name="P467">AK211869875BR</text:p>
        </text:list-item>
        <text:list-item>
          <text:p text:style-name="P468">QR454211485BR</text:p>
        </text:list-item>
        <text:list-item>
          <text:p text:style-name="P469">QR454211542BR</text:p>
        </text:list-item>
        <text:list-item>
          <text:p text:style-name="P470">QR454211573BR</text:p>
        </text:list-item>
        <text:list-item>
          <text:p text:style-name="P471">QR454211556BR</text:p>
        </text:list-item>
        <text:list-item>
          <text:p text:style-name="P472">QR454211627BR</text:p>
        </text:list-item>
        <text:list-item>
          <text:p text:style-name="P473">QR454211595BR</text:p>
        </text:list-item>
        <text:list-item>
          <text:p text:style-name="P474">QR454211587BR</text:p>
        </text:list-item>
        <text:list-item>
          <text:p text:style-name="P475">AK210075159BR</text:p>
        </text:list-item>
        <text:list-item>
          <text:p text:style-name="P476">AK209555847BR</text:p>
        </text:list-item>
        <text:list-item>
          <text:p text:style-name="P477">AK209957307BR</text:p>
        </text:list-item>
        <text:list-item>
          <text:p text:style-name="P478">AK210070837BR</text:p>
        </text:list-item>
        <text:list-item>
          <text:p text:style-name="P479">AK210075012BR</text:p>
        </text:list-item>
        <text:list-item>
          <text:p text:style-name="P480">QR454211508BR</text:p>
        </text:list-item>
        <text:list-item>
          <text:p text:style-name="P481">QR454211600BR</text:p>
        </text:list-item>
        <text:list-item>
          <text:p text:style-name="P482">AA175360464BR</text:p>
        </text:list-item>
        <text:list-item>
          <text:p text:style-name="P483">AK210408948BR</text:p>
        </text:list-item>
        <text:list-item>
          <text:p text:style-name="P484">AK210031379BR</text:p>
        </text:list-item>
        <text:list-item>
          <text:p text:style-name="P485">QR454211539BR</text:p>
        </text:list-item>
        <text:list-item>
          <text:p text:style-name="P486">QR454211560BR</text:p>
        </text:list-item>
        <text:list-item>
          <text:p text:style-name="P487">AA175257325BR</text:p>
        </text:list-item>
        <text:list-item>
          <text:p text:style-name="P488">AK210076392BR</text:p>
        </text:list-item>
        <text:list-item>
          <text:p text:style-name="P489">AK209672579BR</text:p>
        </text:list-item>
        <text:list-item>
          <text:p text:style-name="P490">AA175527796BR</text:p>
        </text:list-item>
        <text:list-item>
          <text:p text:style-name="P491">AA175414715BR</text:p>
        </text:list-item>
        <text:list-item>
          <text:p text:style-name="P492">AA175231323BR</text:p>
        </text:list-item>
        <text:list-item>
          <text:p text:style-name="P493">AK210157502BR</text:p>
        </text:list-item>
        <text:list-item>
          <text:p text:style-name="P494">QR454211689BR</text:p>
        </text:list-item>
        <text:list-item>
          <text:p text:style-name="P495">QR454211613BR</text:p>
        </text:list-item>
        <text:list-item>
          <text:p text:style-name="P496">QR454211644BR</text:p>
        </text:list-item>
        <text:list-item>
          <text:p text:style-name="P497">QR454212225BR</text:p>
        </text:list-item>
        <text:list-item>
          <text:p text:style-name="P498">AK210278766BR</text:p>
        </text:list-item>
        <text:list-item>
          <text:p text:style-name="P499">AK210205715BR</text:p>
        </text:list-item>
        <text:list-item>
          <text:p text:style-name="P500">AK209933314BR</text:p>
        </text:list-item>
        <text:list-item>
          <text:p text:style-name="P501">AK209876285BR</text:p>
        </text:list-item>
        <text:list-item>
          <text:p text:style-name="P502">AK212320373BR</text:p>
        </text:list-item>
        <text:list-item>
          <text:p text:style-name="P503">AK209852006BR</text:p>
        </text:list-item>
        <text:list-item>
          <text:p text:style-name="P504">AA174723485BR</text:p>
        </text:list-item>
        <text:list-item>
          <text:p text:style-name="P505">AK209370304BR</text:p>
        </text:list-item>
        <text:list-item>
          <text:p text:style-name="P506">AK209325906BR</text:p>
        </text:list-item>
        <text:list-item>
          <text:p text:style-name="P507">AK210371236BR</text:p>
        </text:list-item>
        <text:list-item>
          <text:p text:style-name="P508">AA175180913BR</text:p>
        </text:list-item>
        <text:list-item>
          <text:p text:style-name="P509">AA176621753BR</text:p>
        </text:list-item>
        <text:list-item>
          <text:p text:style-name="P510">AK212277114BR</text:p>
        </text:list-item>
        <text:list-item>
          <text:p text:style-name="P511">AK212270473BR</text:p>
        </text:list-item>
        <text:list-item>
          <text:p text:style-name="P512">AK210072285BR</text:p>
        </text:list-item>
        <text:list-item>
          <text:p text:style-name="P513">AK209902816BR</text:p>
        </text:list-item>
        <text:list-item>
          <text:p text:style-name="P514">AK209866699BR</text:p>
        </text:list-item>
        <text:list-item>
          <text:p text:style-name="P515">AK211930121BR</text:p>
        </text:list-item>
        <text:list-item>
          <text:p text:style-name="P516">AK211804450BR</text:p>
        </text:list-item>
        <text:list-item>
          <text:p text:style-name="P517">AK209110595BR</text:p>
        </text:list-item>
        <text:list-item>
          <text:p text:style-name="P518">AK208636093BR</text:p>
        </text:list-item>
        <text:list-item>
          <text:p text:style-name="P519">AA176033562BR</text:p>
        </text:list-item>
        <text:list-item>
          <text:p text:style-name="P520">AK209792510BR</text:p>
        </text:list-item>
        <text:list-item>
          <text:p text:style-name="P521">AK209085468BR</text:p>
        </text:list-item>
        <text:list-item>
          <text:p text:style-name="P522">AK209679458BR</text:p>
        </text:list-item>
        <text:list-item>
          <text:p text:style-name="P523">AK210351903BR</text:p>
        </text:list-item>
        <text:list-item>
          <text:p text:style-name="P524">AK210112608BR</text:p>
        </text:list-item>
        <text:list-item>
          <text:p text:style-name="P525">AK210116180BR</text:p>
        </text:list-item>
        <text:list-item>
          <text:p text:style-name="P526">AK209709469BR</text:p>
        </text:list-item>
        <text:list-item>
          <text:p text:style-name="P527">AK209516070BR</text:p>
        </text:list-item>
        <text:list-item>
          <text:p text:style-name="P528">AK210504887BR</text:p>
        </text:list-item>
        <text:list-item>
          <text:p text:style-name="P529">AK209892274BR</text:p>
        </text:list-item>
        <text:list-item>
          <text:p text:style-name="P530">AK209654685BR</text:p>
        </text:list-item>
        <text:list-item>
          <text:p text:style-name="P531">AK209617895BR</text:p>
        </text:list-item>
        <text:list-item>
          <text:p text:style-name="P532">AA174723202BR</text:p>
        </text:list-item>
        <text:list-item>
          <text:p text:style-name="P533">AK208905453BR</text:p>
        </text:list-item>
        <text:list-item>
          <text:p text:style-name="P534"><text:span text:style-name="T535">AK210045280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12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62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169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>23</text:p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2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2T18:31:00Z</meta:creation-date>
    <dc:date>2024-07-12T18:31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2" meta:paragraph-count="6" meta:word-count="505" meta:character-count="3228" meta:row-count="22" meta:non-whitespace-character-count="2729"/>
  </office:meta>
</office:document-meta>
</file>